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909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3.902cm"/>
    </style:style>
    <style:style style:name="co7" style:family="table-column">
      <style:table-column-properties fo:break-before="auto" style:column-width="7.251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6.65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0.635cm"/>
    </style:style>
    <style:style style:name="co15" style:family="table-column">
      <style:table-column-properties fo:break-before="auto" style:column-width="2.868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6.735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311cm"/>
    </style:style>
    <style:style style:name="co21" style:family="table-column">
      <style:table-column-properties fo:break-before="auto" style:column-width="6.57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1.342cm"/>
    </style:style>
    <style:style style:name="co24" style:family="table-column">
      <style:table-column-properties fo:break-before="auto" style:column-width="2.976cm"/>
    </style:style>
    <style:style style:name="co25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6.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table table:name="Produ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 продукции</text:p>
          </table:table-cell>
          <table:table-cell table:style-name="ce1" office:value-type="string" calcext:value-type="string">
            <text:p>Тип продукции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Изображение</text:p>
          </table:table-cell>
          <table:table-cell table:style-name="ce1" office:value-type="string" calcext:value-type="string">
            <text:p>Количество человек для производства</text:p>
          </table:table-cell>
          <table:table-cell table:style-name="ce1" office:value-type="string" calcext:value-type="string">
            <text:p>Номер цеха для производства</text:p>
          </table:table-cell>
          <table:table-cell table:style-name="ce2" office:value-type="string" calcext:value-type="string">
            <text:p>Минимальная стоимость для агент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олотенце 28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34385" calcext:value-type="float">
            <text:p>334385</text:p>
          </table:table-cell>
          <table:table-cell/>
          <table:table-cell office:value-type="string" calcext:value-type="string">
            <text:p>\products\paper_20.jp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бор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7632" calcext:value-type="float">
            <text:p>337632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бор 9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59548" calcext:value-type="float">
            <text:p>25954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бор 50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78721" calcext:value-type="float">
            <text:p>27872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220" calcext:value-type="float">
            <text:p>14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Полотенце 2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64493" calcext:value-type="float">
            <text:p>26449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479" calcext:value-type="float">
            <text:p>104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Бумага 21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66160" calcext:value-type="float">
            <text:p>366160</text:p>
          </table:table-cell>
          <table:table-cell/>
          <table:table-cell office:value-type="string" calcext:value-type="string">
            <text:p>\products\paper_2.jp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064" calcext:value-type="float">
            <text:p>110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олотенце 3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92358" calcext:value-type="float">
            <text:p>29235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Набор 6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89779" calcext:value-type="float">
            <text:p>2897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154" calcext:value-type="float">
            <text:p>141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Бумага 3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42634" calcext:value-type="float">
            <text:p>442634</text:p>
          </table:table-cell>
          <table:table-cell/>
          <table:table-cell office:value-type="string" calcext:value-type="string">
            <text:p>\products\paper_14.jp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664" calcext:value-type="float">
            <text:p>12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Набор 4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85037" calcext:value-type="float">
            <text:p>385037</text:p>
          </table:table-cell>
          <table:table-cell/>
          <table:table-cell office:value-type="string" calcext:value-type="string">
            <text:p>\products\paper_21.jp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295" calcext:value-type="float">
            <text:p>32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Бумага 26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44337" calcext:value-type="float">
            <text:p>444337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Бумага 50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54479" calcext:value-type="float">
            <text:p>45447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бор 2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34113" calcext:value-type="float">
            <text:p>434113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3047" calcext:value-type="float">
            <text:p>130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Бумага 3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9800" calcext:value-type="float">
            <text:p>3798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олотенце 4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39349" calcext:value-type="float">
            <text:p>2393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Бумага 9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446348" calcext:value-type="float">
            <text:p>44634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Бумага 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60492" calcext:value-type="float">
            <text:p>2604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78" calcext:value-type="float">
            <text:p>82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Бумага 5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56862" calcext:value-type="float">
            <text:p>256862</text:p>
          </table:table-cell>
          <table:table-cell/>
          <table:table-cell office:value-type="string" calcext:value-type="string">
            <text:p>\products\paper_5.jp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олотенце 16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59488" calcext:value-type="float">
            <text:p>25948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095" calcext:value-type="float">
            <text:p>100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Бумага 44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22185" calcext:value-type="float">
            <text:p>4221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Набор 19М Дыня</text:p>
          </table:table-cell>
          <table:table-cell office:value-type="float" office:value="4" calcext:value-type="float">
            <text:p>4</text:p>
          </table:table-cell>
          <table:table-cell office:value-type="float" office:value="382063" calcext:value-type="float">
            <text:p>3820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73" calcext:value-type="float">
            <text:p>23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Бумага 29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34943" calcext:value-type="float">
            <text:p>334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Полотенце 27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38686" calcext:value-type="float">
            <text:p>23868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7864" calcext:value-type="float">
            <text:p>78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Набор 11М Дыня</text:p>
          </table:table-cell>
          <table:table-cell office:value-type="float" office:value="2" calcext:value-type="float">
            <text:p>2</text:p>
          </table:table-cell>
          <table:table-cell office:value-type="float" office:value="450659" calcext:value-type="float">
            <text:p>450659</text:p>
          </table:table-cell>
          <table:table-cell/>
          <table:table-cell office:value-type="string" calcext:value-type="string">
            <text:p>\products\paper_16.jp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олотенце 48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92206" calcext:value-type="float">
            <text:p>292206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9801" calcext:value-type="float">
            <text:p>980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олотенце 16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18298" calcext:value-type="float">
            <text:p>4182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342" calcext:value-type="float">
            <text:p>73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Полотенце 1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09862" calcext:value-type="float">
            <text:p>309862</text:p>
          </table:table-cell>
          <table:table-cell/>
          <table:table-cell office:value-type="string" calcext:value-type="string">
            <text:p>\products\paper_17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682" calcext:value-type="float">
            <text:p>106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Полотенце 43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25641" calcext:value-type="float">
            <text:p>4256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Набор 19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77950" calcext:value-type="float">
            <text:p>2779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Набор 32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351062" calcext:value-type="float">
            <text:p>3510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Набор 26М Дыня</text:p>
          </table:table-cell>
          <table:table-cell office:value-type="float" office:value="2" calcext:value-type="float">
            <text:p>2</text:p>
          </table:table-cell>
          <table:table-cell office:value-type="float" office:value="279801" calcext:value-type="float">
            <text:p>2798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Бумага 15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449359" calcext:value-type="float">
            <text:p>4493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09" calcext:value-type="float">
            <text:p>10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Полотенце 4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03994" calcext:value-type="float">
            <text:p>303994</text:p>
          </table:table-cell>
          <table:table-cell/>
          <table:table-cell office:value-type="string" calcext:value-type="string">
            <text:p>\products\paper_6.jp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081" calcext:value-type="float">
            <text:p>1308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Набор 5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414595" calcext:value-type="float">
            <text:p>414595</text:p>
          </table:table-cell>
          <table:table-cell/>
          <table:table-cell office:value-type="string" calcext:value-type="string">
            <text:p>\products\paper_8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750" calcext:value-type="float">
            <text:p>107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Набор 16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76834" calcext:value-type="float">
            <text:p>3768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927" calcext:value-type="float">
            <text:p>119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Бумага 4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4276" calcext:value-type="float">
            <text:p>37427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605" calcext:value-type="float">
            <text:p>136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Бумага 45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00484" calcext:value-type="float">
            <text:p>4004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Бумага 16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62257" calcext:value-type="float">
            <text:p>26225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107" calcext:value-type="float">
            <text:p>9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Набор 4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46154" calcext:value-type="float">
            <text:p>34615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Бумага 3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7239" calcext:value-type="float">
            <text:p>3472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767" calcext:value-type="float">
            <text:p>137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Полотенце 45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52034" calcext:value-type="float">
            <text:p>3520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939" calcext:value-type="float">
            <text:p>1193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Набор 43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43538" calcext:value-type="float">
            <text:p>4435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786" calcext:value-type="float">
            <text:p>137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Набор 34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316033" calcext:value-type="float">
            <text:p>3160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533" calcext:value-type="float">
            <text:p>135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Бумага 32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68393" calcext:value-type="float">
            <text:p>26839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Бумага 1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26804" calcext:value-type="float">
            <text:p>4268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703" calcext:value-type="float">
            <text:p>107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Полотенце 6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324941" calcext:value-type="float">
            <text:p>3249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олотенце 47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378723" calcext:value-type="float">
            <text:p>3787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71" calcext:value-type="float">
            <text:p>38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Полотенце 1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65615" calcext:value-type="float">
            <text:p>3656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013" calcext:value-type="float">
            <text:p>130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Набор 9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0942" calcext:value-type="float">
            <text:p>44094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абор 17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441239" calcext:value-type="float">
            <text:p>4412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863" calcext:value-type="float">
            <text:p>148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Набор 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278382" calcext:value-type="float">
            <text:p>2783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325" calcext:value-type="float">
            <text:p>73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Набор 29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44868" calcext:value-type="float">
            <text:p>344868</text:p>
          </table:table-cell>
          <table:table-cell/>
          <table:table-cell office:value-type="string" calcext:value-type="string">
            <text:p>\products\paper_4.jp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18" calcext:value-type="float">
            <text:p>76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Набор 31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9401" calcext:value-type="float">
            <text:p>4494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Набор 45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02" calcext:value-type="float">
            <text:p>3498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040" calcext:value-type="float">
            <text:p>1204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Бумага 13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48651" calcext:value-type="float">
            <text:p>34865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77" calcext:value-type="float">
            <text:p>347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Набор 24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96007" calcext:value-type="float">
            <text:p>2960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162" calcext:value-type="float">
            <text:p>1416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1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31234" calcext:value-type="float">
            <text:p>431234</text:p>
          </table:table-cell>
          <table:table-cell/>
          <table:table-cell office:value-type="string" calcext:value-type="string">
            <text:p>\products\paper_22.jp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816" calcext:value-type="float">
            <text:p>38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Бумага 12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456129" calcext:value-type="float">
            <text:p>456129</text:p>
          </table:table-cell>
          <table:table-cell/>
          <table:table-cell office:value-type="string" calcext:value-type="string">
            <text:p>\products\paper_1.jp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Полотенце 11М Дыня</text:p>
          </table:table-cell>
          <table:table-cell office:value-type="float" office:value="4" calcext:value-type="float">
            <text:p>4</text:p>
          </table:table-cell>
          <table:table-cell office:value-type="float" office:value="400418" calcext:value-type="float">
            <text:p>400418</text:p>
          </table:table-cell>
          <table:table-cell/>
          <table:table-cell office:value-type="string" calcext:value-type="string">
            <text:p>\products\paper_25.jp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660" calcext:value-type="float">
            <text:p>116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42М Дыня</text:p>
          </table:table-cell>
          <table:table-cell office:value-type="float" office:value="3" calcext:value-type="float">
            <text:p>3</text:p>
          </table:table-cell>
          <table:table-cell office:value-type="float" office:value="390914" calcext:value-type="float">
            <text:p>390914</text:p>
          </table:table-cell>
          <table:table-cell/>
          <table:table-cell office:value-type="string" calcext:value-type="string">
            <text:p>\products\paper_13.jpg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44" calcext:value-type="float">
            <text:p>1434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Бумага 5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5239" calcext:value-type="float">
            <text:p>3452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243" calcext:value-type="float">
            <text:p>924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Набор 14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73939" calcext:value-type="float">
            <text:p>3739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82" calcext:value-type="float">
            <text:p>338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Бумага 33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252485" calcext:value-type="float">
            <text:p>252485</text:p>
          </table:table-cell>
          <table:table-cell/>
          <table:table-cell office:value-type="string" calcext:value-type="string">
            <text:p>\products\paper_0.jp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Набор 34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381110" calcext:value-type="float">
            <text:p>3811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Полотенце 14М Дыня</text:p>
          </table:table-cell>
          <table:table-cell office:value-type="float" office:value="2" calcext:value-type="float">
            <text:p>2</text:p>
          </table:table-cell>
          <table:table-cell office:value-type="float" office:value="331688" calcext:value-type="float">
            <text:p>33168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330" calcext:value-type="float">
            <text:p>103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Бумага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26200" calcext:value-type="float">
            <text:p>326200</text:p>
          </table:table-cell>
          <table:table-cell/>
          <table:table-cell office:value-type="string" calcext:value-type="string">
            <text:p>\products\paper_19.jp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927" calcext:value-type="float">
            <text:p>1292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Бумага 20М Клубника</text:p>
          </table:table-cell>
          <table:table-cell office:value-type="float" office:value="3" calcext:value-type="float">
            <text:p>3</text:p>
          </table:table-cell>
          <table:table-cell office:value-type="float" office:value="253218" calcext:value-type="float">
            <text:p>2532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684" calcext:value-type="float">
            <text:p>116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Бумага 5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0583" calcext:value-type="float">
            <text:p>340583</text:p>
          </table:table-cell>
          <table:table-cell/>
          <table:table-cell office:value-type="string" calcext:value-type="string">
            <text:p>\products\paper_15.jp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олотенце 23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437519" calcext:value-type="float">
            <text:p>4375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Набор 8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40580" calcext:value-type="float">
            <text:p>2405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465" calcext:value-type="float">
            <text:p>746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Бумага 10М Клубника</text:p>
          </table:table-cell>
          <table:table-cell office:value-type="float" office:value="2" calcext:value-type="float">
            <text:p>2</text:p>
          </table:table-cell>
          <table:table-cell office:value-type="float" office:value="275591" calcext:value-type="float">
            <text:p>275591</text:p>
          </table:table-cell>
          <table:table-cell/>
          <table:table-cell office:value-type="string" calcext:value-type="string">
            <text:p>\products\paper_7.jp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Набор 41М Клубника</text:p>
          </table:table-cell>
          <table:table-cell office:value-type="float" office:value="4" calcext:value-type="float">
            <text:p>4</text:p>
          </table:table-cell>
          <table:table-cell office:value-type="float" office:value="281425" calcext:value-type="float">
            <text:p>281425</text:p>
          </table:table-cell>
          <table:table-cell/>
          <table:table-cell office:value-type="string" calcext:value-type="string">
            <text:p>\products\paper_23.jp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08" calcext:value-type="float">
            <text:p>990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Набор 10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61465" calcext:value-type="float">
            <text:p>261465</text:p>
          </table:table-cell>
          <table:table-cell/>
          <table:table-cell office:value-type="string" calcext:value-type="string">
            <text:p>\products\paper_12.jp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028" calcext:value-type="float">
            <text:p>130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Полотенце 1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09067" calcext:value-type="float">
            <text:p>309067</text:p>
          </table:table-cell>
          <table:table-cell/>
          <table:table-cell office:value-type="string" calcext:value-type="string">
            <text:p>\products\paper_24.jp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825" calcext:value-type="float">
            <text:p>138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Полотенце 27М Ваниль</text:p>
          </table:table-cell>
          <table:table-cell office:value-type="float" office:value="2" calcext:value-type="float">
            <text:p>2</text:p>
          </table:table-cell>
          <table:table-cell office:value-type="float" office:value="278463" calcext:value-type="float">
            <text:p>278463</text:p>
          </table:table-cell>
          <table:table-cell/>
          <table:table-cell office:value-type="string" calcext:value-type="string">
            <text:p>\products\paper_10.jp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Полотенце 50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10212" calcext:value-type="float">
            <text:p>310212</text:p>
          </table:table-cell>
          <table:table-cell/>
          <table:table-cell office:value-type="string" calcext:value-type="string">
            <text:p>\products\paper_11.jp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204" calcext:value-type="float">
            <text:p>132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Набор 2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77042" calcext:value-type="float">
            <text:p>377042</text:p>
          </table:table-cell>
          <table:table-cell/>
          <table:table-cell office:value-type="string" calcext:value-type="string">
            <text:p>\products\paper_9.jpg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227" calcext:value-type="float">
            <text:p>92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Полотенце 47М Дыня</text:p>
          </table:table-cell>
          <table:table-cell office:value-type="float" office:value="4" calcext:value-type="float">
            <text:p>4</text:p>
          </table:table-cell>
          <table:table-cell office:value-type="float" office:value="294441" calcext:value-type="float">
            <text:p>2944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460" calcext:value-type="float">
            <text:p>114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Бумага 29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32522" calcext:value-type="float">
            <text:p>332522</text:p>
          </table:table-cell>
          <table:table-cell/>
          <table:table-cell office:value-type="string" calcext:value-type="string">
            <text:p>\products\paper_18.jpg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Полотенце 44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57053" calcext:value-type="float">
            <text:p>35705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Полотенце 7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97143" calcext:value-type="float">
            <text:p>3971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Бумага 49М Бриз</text:p>
          </table:table-cell>
          <table:table-cell office:value-type="float" office:value="1" calcext:value-type="float">
            <text:p>1</text:p>
          </table:table-cell>
          <table:table-cell office:value-type="float" office:value="414339" calcext:value-type="float">
            <text:p>4143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786" calcext:value-type="float">
            <text:p>107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Полотенце 7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0515" calcext:value-type="float">
            <text:p>35051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Полотенце 25М Бриз</text:p>
          </table:table-cell>
          <table:table-cell office:value-type="float" office:value="1" calcext:value-type="float">
            <text:p>1</text:p>
          </table:table-cell>
          <table:table-cell office:value-type="float" office:value="258695" calcext:value-type="float">
            <text:p>2586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Полотенце 17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403054" calcext:value-type="float">
            <text:p>4030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Бумага 14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10507" calcext:value-type="float">
            <text:p>3105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46" calcext:value-type="float">
            <text:p>784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Набор 40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53930" calcext:value-type="float">
            <text:p>3539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767" calcext:value-type="float">
            <text:p>127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Набор 22М Клубника</text:p>
          </table:table-cell>
          <table:table-cell office:value-type="float" office:value="1" calcext:value-type="float">
            <text:p>1</text:p>
          </table:table-cell>
          <table:table-cell office:value-type="float" office:value="360424" calcext:value-type="float">
            <text:p>3604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Бумага 13М Бриз</text:p>
          </table:table-cell>
          <table:table-cell office:value-type="float" office:value="2" calcext:value-type="float">
            <text:p>2</text:p>
          </table:table-cell>
          <table:table-cell office:value-type="float" office:value="349861" calcext:value-type="float">
            <text:p>34986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Бумага 7М Ваниль</text:p>
          </table:table-cell>
          <table:table-cell office:value-type="float" office:value="4" calcext:value-type="float">
            <text:p>4</text:p>
          </table:table-cell>
          <table:table-cell office:value-type="float" office:value="290729" calcext:value-type="float">
            <text:p>29072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Набор 24М Ваниль</text:p>
          </table:table-cell>
          <table:table-cell office:value-type="float" office:value="3" calcext:value-type="float">
            <text:p>3</text:p>
          </table:table-cell>
          <table:table-cell office:value-type="float" office:value="374263" calcext:value-type="float">
            <text:p>3742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Набор 43М Дыня</text:p>
          </table:table-cell>
          <table:table-cell office:value-type="float" office:value="1" calcext:value-type="float">
            <text:p>1</text:p>
          </table:table-cell>
          <table:table-cell office:value-type="float" office:value="330360" calcext:value-type="float">
            <text:p>33036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67" calcext:value-type="float">
            <text:p>58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Полотенце 33М Бриз</text:p>
          </table:table-cell>
          <table:table-cell office:value-type="float" office:value="4" calcext:value-type="float">
            <text:p>4</text:p>
          </table:table-cell>
          <table:table-cell office:value-type="float" office:value="297840" calcext:value-type="float">
            <text:p>2978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Набор 1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349614" calcext:value-type="float">
            <text:p>349614</text:p>
          </table:table-cell>
          <table:table-cell/>
          <table:table-cell office:value-type="string" calcext:value-type="string">
            <text:p>\products\paper_3.jp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Бумага 38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416066" calcext:value-type="float">
            <text:p>41606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2175" calcext:value-type="float">
            <text:p>121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Бумага 20М Бриз</text:p>
          </table:table-cell>
          <table:table-cell office:value-type="float" office:value="3" calcext:value-type="float">
            <text:p>3</text:p>
          </table:table-cell>
          <table:table-cell office:value-type="float" office:value="285792" calcext:value-type="float">
            <text:p>28579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370" calcext:value-type="float">
            <text:p>143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Бумага 28М Дыня</text:p>
          </table:table-cell>
          <table:table-cell office:value-type="float" office:value="3" calcext:value-type="float">
            <text:p>3</text:p>
          </table:table-cell>
          <table:table-cell office:value-type="float" office:value="298632" calcext:value-type="float">
            <text:p>29863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4671" calcext:value-type="float">
            <text:p>1467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Бумага 10М Дыня</text:p>
          </table:table-cell>
          <table:table-cell office:value-type="float" office:value="3" calcext:value-type="float">
            <text:p>3</text:p>
          </table:table-cell>
          <table:table-cell office:value-type="float" office:value="446103" calcext:value-type="float">
            <text:p>4461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975" calcext:value-type="float">
            <text:p>1397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Набор 22М Бриз</text:p>
          </table:table-cell>
          <table:table-cell office:value-type="float" office:value="3" calcext:value-type="float">
            <text:p>3</text:p>
          </table:table-cell>
          <table:table-cell office:value-type="float" office:value="443382" calcext:value-type="float">
            <text:p>4433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Набор 18М Ваниль</text:p>
          </table:table-cell>
          <table:table-cell office:value-type="float" office:value="1" calcext:value-type="float">
            <text:p>1</text:p>
          </table:table-cell>
          <table:table-cell office:value-type="float" office:value="331270" calcext:value-type="float">
            <text:p>33127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171" calcext:value-type="float">
            <text:p>11171</text:p>
          </table:table-cell>
        </table:table-row>
        <table:table-row table:style-name="ro1" table:number-rows-repeated="104847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oductTyp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Typ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Три сло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ва сло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Детска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упер мягкая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Один слой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erialType" table:style-name="ta1"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<text:s/>Тип материала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Пресс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Рулон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Гранулы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Нарезка</text:p>
          </table:table-cell>
          <table:table-cell office:value-type="float" office:value="0" calcext:value-type="float">
            <text:p>0</text:p>
          </table:table-cell>
        </table:table-row>
      </table:table>
      <table:table table:name="Material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ce3"/>
        <table:table-column table:style-name="co23" table:default-cell-style-name="Default"/>
        <table:table-column table:style-name="co24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Наименование материала</text:p>
          </table:table-cell>
          <table:table-cell table:style-name="ce1" office:value-type="string" calcext:value-type="string">
            <text:p><text:s/>Количество в упаковке</text:p>
          </table:table-cell>
          <table:table-cell table:style-name="ce1" office:value-type="string" calcext:value-type="string">
            <text:p><text:s/>Единица измерения</text:p>
          </table:table-cell>
          <table:table-cell table:style-name="ce1" office:value-type="string" calcext:value-type="string">
            <text:p><text:s/>Количество на складе</text:p>
          </table:table-cell>
          <table:table-cell table:style-name="ce1" office:value-type="string" calcext:value-type="string">
            <text:p><text:s/>Минимальный возможный остаток</text:p>
          </table:table-cell>
          <table:table-cell table:style-name="ce1" office:value-type="string" calcext:value-type="string">
            <text:p>Описание</text:p>
          </table:table-cell>
          <table:table-cell table:style-name="ce2" office:value-type="string" calcext:value-type="string">
            <text:p><text:s/>Стоимость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<text:s/>Тип материала</text:p>
          </table:table-cell>
          <table:table-cell table:style-name="ce1"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прессованный материал серый 0x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3128" calcext:value-type="float">
            <text:p>3312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улон бумаги зеленый 1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634" calcext:value-type="float">
            <text:p>63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6841" calcext:value-type="float">
            <text:p>268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прессованный материал розовый 2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52606" calcext:value-type="float">
            <text:p>526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Гранулы для бумаги розовы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661" calcext:value-type="float">
            <text:p>66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608" calcext:value-type="float">
            <text:p>1060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прессованный материал белый 1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843" calcext:value-type="float">
            <text:p>84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43440" calcext:value-type="float">
            <text:p>434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Рулон бумаги белый 1x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501" calcext:value-type="float">
            <text:p>50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5833" calcext:value-type="float">
            <text:p>1583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ереработка бумаги синий 0x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958" calcext:value-type="float">
            <text:p>95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4180" calcext:value-type="float">
            <text:p>1418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улон бумаги цветной 2x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5544" calcext:value-type="float">
            <text:p>355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Рулон бумаги зеленый 2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кг</text:p>
          </table:table-cell>
          <table:table-cell office:value-type="float" office:value="593" calcext:value-type="float">
            <text:p>5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5016" calcext:value-type="float">
            <text:p>550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Рулон бумаги белый 3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кг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53759" calcext:value-type="float">
            <text:p>5375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Переработка бумаги серый 3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9391" calcext:value-type="float">
            <text:p>4939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ранулы для бумаги синий 1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л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624" calcext:value-type="float">
            <text:p>256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улон бумаги сер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96" calcext:value-type="float">
            <text:p>59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0247" calcext:value-type="float">
            <text:p>5024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Спрессованный материал цветной 1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72" calcext:value-type="float">
            <text:p>77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1672" calcext:value-type="float">
            <text:p>51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Рулон бумаги синий 2x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63" calcext:value-type="float">
            <text:p>36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8450" calcext:value-type="float">
            <text:p>384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Гранулы для бумаги розовый 0x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л</text:p>
          </table:table-cell>
          <table:table-cell office:value-type="float" office:value="379" calcext:value-type="float">
            <text:p>379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868" calcext:value-type="float">
            <text:p>386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ереработка бумаги цветной 1x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кг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7930" calcext:value-type="float">
            <text:p>379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Гранулы для бумаги цветной 0x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л</text:p>
          </table:table-cell>
          <table:table-cell office:value-type="float" office:value="759" calcext:value-type="float">
            <text:p>75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9216" calcext:value-type="float">
            <text:p>92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Рулон бумаги цветной 1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6" calcext:value-type="float">
            <text:p>24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5016" calcext:value-type="float">
            <text:p>50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Переработка бумаги серый 1x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5981" calcext:value-type="float">
            <text:p>3598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Спрессованный материал сини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кг</text:p>
          </table:table-cell>
          <table:table-cell office:value-type="float" office:value="514" calcext:value-type="float">
            <text:p>5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555" calcext:value-type="float">
            <text:p>655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Переработка бумаги синий 1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м</text:p>
          </table:table-cell>
          <table:table-cell office:value-type="float" office:value="81" calcext:value-type="float">
            <text:p>8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7873" calcext:value-type="float">
            <text:p>478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прессованный материал цветной 1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429" calcext:value-type="float">
            <text:p>42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5802" calcext:value-type="float">
            <text:p>1580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Рулон бумаги розовый 2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м</text:p>
          </table:table-cell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6163" calcext:value-type="float">
            <text:p>361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Рулон бумаги белый 3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201" calcext:value-type="float">
            <text:p>20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1261" calcext:value-type="float">
            <text:p>512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Рулон бумаги цветной 2x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534" calcext:value-type="float">
            <text:p>534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0776" calcext:value-type="float">
            <text:p>507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Спрессованный материал розовый 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552" calcext:value-type="float">
            <text:p>55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657" calcext:value-type="float">
            <text:p>46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Рулон бумаги розовы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1776" calcext:value-type="float">
            <text:p>517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Переработка бумаги синий 0x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97" calcext:value-type="float">
            <text:p>9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7937" calcext:value-type="float">
            <text:p>479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Спрессованный материал розовый 1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м</text:p>
          </table:table-cell>
          <table:table-cell office:value-type="float" office:value="509" calcext:value-type="float">
            <text:p>50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604" calcext:value-type="float">
            <text:p>106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Рулон бумаги цветно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724" calcext:value-type="float">
            <text:p>2272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Рулон бумаги синий 3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5561" calcext:value-type="float">
            <text:p>2556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улон бумаги зеленый 2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5388" calcext:value-type="float">
            <text:p>4538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Гранулы для бумаги розовый 0x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кг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227" calcext:value-type="float">
            <text:p>172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Переработка бумаги цветной 0x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м</text:p>
          </table:table-cell>
          <table:table-cell office:value-type="float" office:value="508" calcext:value-type="float">
            <text:p>50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51147" calcext:value-type="float">
            <text:p>5114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Переработка бумаги серый 0x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167" calcext:value-type="float">
            <text:p>16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248" calcext:value-type="float">
            <text:p>102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Гранулы для бумаги цветной 0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кг</text:p>
          </table:table-cell>
          <table:table-cell office:value-type="float" office:value="962" calcext:value-type="float">
            <text:p>962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5922" calcext:value-type="float">
            <text:p>359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Рулон бумаги зеленый 3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861" calcext:value-type="float">
            <text:p>86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7283" calcext:value-type="float">
            <text:p>3728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Рулон бумаги белый 0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м</text:p>
          </table:table-cell>
          <table:table-cell office:value-type="float" office:value="933" calcext:value-type="float">
            <text:p>9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253" calcext:value-type="float">
            <text:p>725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Рулон бумаги синий 3x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м</text:p>
          </table:table-cell>
          <table:table-cell office:value-type="float" office:value="720" calcext:value-type="float">
            <text:p>7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4675" calcext:value-type="float">
            <text:p>4467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Спрессованный материал белый 3x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942" calcext:value-type="float">
            <text:p>94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600" calcext:value-type="float">
            <text:p>176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Рулон бумаги белый 1x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кг</text:p>
          </table:table-cell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770" calcext:value-type="float">
            <text:p>327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Переработка бумаги белый 3x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500" calcext:value-type="float">
            <text:p>395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Гранулы для бумаги синий 1x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л</text:p>
          </table:table-cell>
          <table:table-cell office:value-type="float" office:value="841" calcext:value-type="float">
            <text:p>84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8700" calcext:value-type="float">
            <text:p>387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Спрессованный материал синий 3x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м</text:p>
          </table:table-cell>
          <table:table-cell office:value-type="float" office:value="270" calcext:value-type="float">
            <text:p>27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8809" calcext:value-type="float">
            <text:p>388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Спрессованный материал цветной 0x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м</text:p>
          </table:table-cell>
          <table:table-cell office:value-type="float" office:value="754" calcext:value-type="float">
            <text:p>75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11" calcext:value-type="float">
            <text:p>46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ереработка бумаги цветной 0x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33" calcext:value-type="float">
            <text:p>83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3875" calcext:value-type="float">
            <text:p>538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Спрессованный материал цветной 1x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м</text:p>
          </table:table-cell>
          <table:table-cell office:value-type="float" office:value="856" calcext:value-type="float">
            <text:p>85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2817" calcext:value-type="float">
            <text:p>128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Переработка бумаги синий 0x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кг</text:p>
          </table:table-cell>
          <table:table-cell office:value-type="float" office:value="709" calcext:value-type="float">
            <text:p>70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3157" calcext:value-type="float">
            <text:p>231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Переработка бумаги белый 2x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м</text:p>
          </table:table-cell>
          <table:table-cell office:value-type="float" office:value="794" calcext:value-type="float">
            <text:p>79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637" calcext:value-type="float">
            <text:p>2163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Material" table:style-name="ta1">
        <table:table-column table:style-name="co25" table:number-columns-repeated="2" table:default-cell-style-name="Default"/>
        <table:table-column table:style-name="co26" table:default-cell-style-name="ce8"/>
        <table:table-column table:style-name="co10" table:number-columns-repeated="1021" table:default-cell-style-name="Default"/>
        <table:table-row table:style-name="ro2">
          <table:table-cell table:style-name="ce1" office:value-type="string" calcext:value-type="string">
            <text:p>ProductId</text:p>
          </table:table-cell>
          <table:table-cell table:style-name="ce1" office:value-type="string" calcext:value-type="string">
            <text:p>MaterialId</text:p>
          </table:table-cell>
          <table:table-cell table:style-name="ce7" office:value-type="string" calcext:value-type="string">
            <text:p>Необходимое количество материала</text:p>
          </table:table-cell>
          <table:table-cell table:style-name="ce1"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.00.0000</text:date>, <text:time style:data-style-name="N2" text:time-value="14:41:25.849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5:09:25.155000000</dc:date>
    <meta:editing-duration>PT23M28S</meta:editing-duration>
    <meta:editing-cycles>4</meta:editing-cycles>
    <meta:generator>LibreOffice/7.2.2.2$Windows_X86_64 LibreOffice_project/02b2acce88a210515b4a5bb2e46cbfb63fe97d56</meta:generator>
    <meta:document-statistic meta:table-count="5" meta:cell-count="1479" meta:object-count="0"/>
  </office:meta>
</office:document-meta>
</file>